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text:tab/><text:tab/></text:span><text:span text:style-name="T5">JDBC <text:s/>TEST --II</text:span></text:p>
      <text:p text:style-name="P2"/>
      <text:p text:style-name="P1"><text:span text:style-name="T3">Q 1 - Which of the following is correct about Disconnected RowSet?</text:span></text:p>
      <text:p text:style-name="P3"/>
      <text:p text:style-name="P1"><text:span text:style-name="T1">A - A disconnected RowSet object is ad-hoc in nature.</text:span></text:p>
      <text:p text:style-name="P1"><text:span text:style-name="T1">B - Whenever it requires retrieving data from the database, it establishes the connection and</text:span></text:p>
      <text:p text:style-name="P1"><text:span text:style-name="T1">closes it upon finishing the required task.</text:span></text:p>
      <text:p text:style-name="P1"><text:span text:style-name="T1">C - The data that is modified during disconnected state is updated after the connection is re-</text:span></text:p>
      <text:p text:style-name="P1"><text:span text:style-name="T1">established.</text:span></text:p>
      <text:p text:style-name="P1"><text:span text:style-name="T1">D - All of the above.</text:span></text:p>
      <text:p text:style-name="P3"/>
      <text:p text:style-name="P1"><text:span text:style-name="T3">Q 2 - Which of the following is correct about Statement?</text:span></text:p>
      <text:p text:style-name="P2"/>
      <text:p text:style-name="P1"><text:span text:style-name="T1">A - Used for general-purpose access to your database.</text:span></text:p>
      <text:p text:style-name="P1"><text:span text:style-name="T1">B - Useful when you are using static SQL statements at runtime.</text:span></text:p>
      <text:p text:style-name="P1"><text:span text:style-name="T1">C - The Statement interface cannot accept parameters.</text:span></text:p>
      <text:p text:style-name="P1"><text:span text:style-name="T1">D - All of the above.</text:span></text:p>
      <text:p text:style-name="P3"/>
      <text:p text:style-name="P1"><text:span text:style-name="T3">Q 3 - Which of the following is correct about PreparedStatement?</text:span></text:p>
      <text:p text:style-name="P3"/>
      <text:p text:style-name="P1"><text:soft-page-break/><text:span text:style-name="T1">A - Used when you plan to use the SQL statements many times.</text:span></text:p>
      <text:p text:style-name="P1"><text:span text:style-name="T1">B - The PreparedStatement interface accepts input parameters at runtime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4 - Which of the following is correct about CallableStatement?</text:span></text:p>
      <text:p text:style-name="P2"/>
      <text:p text:style-name="P1"><text:span text:style-name="T1">A - Used when you want to access the database stored procedures.B - The CallableStatement interface can accept runtime input parameters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5 - Which of the following is first step to create a JDBC application?</text:span></text:p>
      <text:p text:style-name="P2"/>
      <text:p text:style-name="P1"><text:span text:style-name="T1">A - Import packages containing the JDBC classes needed for database programming.</text:span></text:p>
      <text:p text:style-name="P1"><text:span text:style-name="T1">B - Register the JDBC driver, so that you can open a communications channel with the database.</text:span></text:p>
      <text:p text:style-name="P1"><text:span text:style-name="T1">C - Open a connection using the DriverManager.getConnection method.</text:span></text:p>
      <text:p text:style-name="P1"><text:span text:style-name="T1">D - Execute a query using an object of type Statement.</text:span></text:p>
      <text:p text:style-name="P3"/>
      <text:p text:style-name="P1"><text:span text:style-name="T3">Q 6 - Which of the following step establishes a connection with a database?</text:span></text:p>
      <text:p text:style-name="P2"/>
      <text:p text:style-name="P1"><text:span text:style-name="T1">A - Import packages containing the JDBC classes needed for database programming.</text:span></text:p>
      <text:p text:style-name="P1"><text:soft-page-break/><text:span text:style-name="T1">B - Register the JDBC driver, so that you can open a communications channel with the database.</text:span></text:p>
      <text:p text:style-name="P1"><text:span text:style-name="T1">C - Open a connection using the DriverManager.getConnection method.</text:span></text:p>
      <text:p text:style-name="P1"><text:span text:style-name="T1">D - Execute a query using an object of type Statement.</text:span></text:p>
      <text:p text:style-name="P3"/>
      <text:p text:style-name="P1"><text:span text:style-name="T3">Q 7 - Which of the following step closes a connection with a database?</text:span></text:p>
      <text:p text:style-name="P3"/>
      <text:p text:style-name="P1"><text:span text:style-name="T1">A - Open a connection using the DriverManager.getConnection method.</text:span></text:p>
      <text:p text:style-name="P1"><text:span text:style-name="T1">B - Execute a query using an object of type Statement.</text:span></text:p>
      <text:p text:style-name="P1"><text:span text:style-name="T1">C - Extract data from result set using the appropriate ResultSet.getXXX method.</text:span></text:p>
      <text:p text:style-name="P1"><text:span text:style-name="T1">D - Clean up the environment by closing all database resources relying on the JVM's garbage</text:span></text:p>
      <text:p text:style-name="P1"><text:span text:style-name="T1">collection.</text:span></text:p>
      <text:p text:style-name="P3"/>
      <text:p text:style-name="P1"><text:span text:style-name="T3">Q 8 - Which isolation level prevents dirty read in JDBC, connection class?</text:span></text:p>
      <text:p text:style-name="P2"/>
      <text:p text:style-name="P1"><text:span text:style-name="T1">A - TRANSACTION_READ_COMMITTED</text:span></text:p>
      <text:p text:style-name="P1"><text:span text:style-name="T1">B - TRANSACTION_NONE</text:span></text:p>
      <text:p text:style-name="P1"><text:span text:style-name="T1">C - TRANSACTION_READ_UNCOMMITTED</text:span></text:p>
      <text:p text:style-name="P1"><text:span text:style-name="T1">D – TRANSACTION_REPEATABLE_READ</text:span></text:p>
      <text:p text:style-name="P3"/>
      <text:p text:style-name="P1"><text:span text:style-name="T3">Q 9 - Which of the following method can be used to create a connection object?</text:span></text:p>
      <text:p text:style-name="P2"/>
      <text:p text:style-name="P1"><text:soft-page-break/><text:span text:style-name="T1">A - getConnectionStringurl, Stringuser, Stringpassword</text:span></text:p>
      <text:p text:style-name="P1"><text:span text:style-name="T1">B - getConnectionStringurl</text:span></text:p>
      <text:p text:style-name="P1"><text:span text:style-name="T1">C - getConnectionStringurl, Propertiesprop</text:span></text:p>
      <text:p text:style-name="P1"><text:span text:style-name="T1">D - All of the above.</text:span></text:p>
      <text:p text:style-name="P3"/>
      <text:p text:style-name="P1"><text:span text:style-name="T3">Q 10 - What is the use of blob, clob datatypes in JDBC?</text:span></text:p>
      <text:p text:style-name="P2"/>
      <text:p text:style-name="P1"><text:span text:style-name="T1">A - These are used to store large amount of data into database like images, movie etc which are</text:span></text:p>
      <text:p text:style-name="P1"><text:span text:style-name="T1">extremely large in size.</text:span></text:p>
      <text:p text:style-name="P1"><text:span text:style-name="T1">B - These are used to store XML data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1 - Resultset is an interface, how does it support rs.Next?</text:span></text:p>
      <text:p text:style-name="P1"><text:span text:style-name="T1">A - JDBC provides implementation of ResultSet &amp; other interfaces, through the Driver.</text:span></text:p>
      <text:p text:style-name="P1"><text:span text:style-name="T1">B - Every vendor of Database provides implementation of ResultSet &amp; other interfaces, through</text:span></text:p>
      <text:p text:style-name="P1"><text:span text:style-name="T1">the Driver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2 - Which of the following a valid type of RowSet objects?</text:span></text:p>
      <text:p text:style-name="P1"><text:soft-page-break/><text:span text:style-name="T1">A - Connected</text:span></text:p>
      <text:p text:style-name="P1"><text:span text:style-name="T1">B - Disconnected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3"/>
      <text:p text:style-name="P3"/>
      <text:p text:style-name="P1"><text:span text:style-name="T3">Q 13 - A connected RowSet Object is permanent in nature. It doesn't terminate until</text:span></text:p>
      <text:p text:style-name="P1"><text:span text:style-name="T3">the application is terminated.</text:span></text:p>
      <text:p text:style-name="P1"><text:span text:style-name="T1">A - true</text:span></text:p>
      <text:p text:style-name="P1"><text:span text:style-name="T1">B – false</text:span></text:p>
      <text:p text:style-name="P3"/>
      <text:p text:style-name="P1"><text:span text:style-name="T3">Q 14 - A disconnected RowSet object is ad-hoc in nature. Whenever it requires</text:span></text:p>
      <text:p text:style-name="P1"><text:span text:style-name="T3">retrieving data from the database, it establishes the connection and closes it upon</text:span></text:p>
      <text:p text:style-name="P1"><text:span text:style-name="T3">finishing the required task.</text:span></text:p>
      <text:p text:style-name="P1"><text:span text:style-name="T1">A - true</text:span></text:p>
      <text:p text:style-name="P1"><text:span text:style-name="T1">B - false</text:span></text:p>
      <text:p text:style-name="P3"/>
      <text:p text:style-name="P1"><text:span text:style-name="T3">Q 15 - Which of the following is true about 'dirty read'?</text:span></text:p>
      <text:p text:style-name="P1"><text:span text:style-name="T1">A - In typical database transactions, say one transaction reads and changes the value while the</text:span></text:p>
      <text:p text:style-name="P1"><text:span text:style-name="T1">second transaction reads the value before committing or rolling back by the first transaction.</text:span></text:p>
      <text:p text:style-name="P1"><text:soft-page-break/><text:span text:style-name="T1">This reading process is called as 'dirty read'.</text:span></text:p>
      <text:p text:style-name="P1"><text:span text:style-name="T1">B - There is always a chance that the first transaction might rollback the change which causes</text:span></text:p>
      <text:p text:style-name="P1"><text:span text:style-name="T1">the second transaction reads an invalid value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6 - Which of the following is a Metadata interfaces of JDBC?</text:span></text:p>
      <text:p text:style-name="P1"><text:span text:style-name="T1">A - DatabaseMetaData</text:span></text:p>
      <text:p text:style-name="P1"><text:span text:style-name="T1">B - ResultSetMetaData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7 - Which of the following is true about Metadata interfaces of JDBC?</text:span></text:p>
      <text:p text:style-name="P2"/>
      <text:p text:style-name="P1"><text:span text:style-name="T1">A - The meta data provides comprehensive information about the database as a whole.</text:span></text:p>
      <text:p text:style-name="P1"><text:span text:style-name="T1">B - The implementation for these interfaces is implemented by database driver vendors to let</text:span></text:p>
      <text:p text:style-name="P1"><text:span text:style-name="T1">users know the capabilities of a Database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8 - Which of the following is true about Hibernate?</text:span></text:p>
      <text:p text:style-name="P3"><text:soft-page-break/></text:p>
      <text:p text:style-name="P1"><text:span text:style-name="T1">A - Hibernate is an Object-Relational Mapping tool.</text:span></text:p>
      <text:p text:style-name="P1"><text:span text:style-name="T1">B - It maps Objects to relational data.</text:span></text:p>
      <text:p text:style-name="P1"><text:span text:style-name="T1">C - Both of the above.</text:span></text:p>
      <text:p text:style-name="P1"><text:span text:style-name="T1">D - None of the above.</text:span></text:p>
      <text:p text:style-name="P3"/>
      <text:p text:style-name="P1"><text:span text:style-name="T3">Q 19 - Which of the following is true about JNDI?</text:span></text:p>
      <text:p text:style-name="P2"/>
      <text:p text:style-name="P1"><text:span text:style-name="T1">A - The JNDI is an API to access different naming and directory services.</text:span></text:p>
      <text:p text:style-name="P1"><text:span text:style-name="T1">B - You use it to access something stored in a directory or naming service without haveing to</text:span></text:p>
      <text:p text:style-name="P1"><text:span text:style-name="T1">code specifically to that naming or directory service.</text:span></text:p>
      <text:p text:style-name="P1"><text:span text:style-name="T1">C - JNDI stands for Java Naming and Directory Interface.</text:span></text:p>
      <text:p text:style-name="P1"><text:span text:style-name="T1">D - All of the above.</text:span></text:p>
      <text:p text:style-name="P3"/>
      <text:p text:style-name="P1"><text:span text:style-name="T3">Q 20 - Which of the following is true about JDBC?</text:span></text:p>
      <text:p text:style-name="P1"><text:span text:style-name="T1">A - The JDBC API is an API to access different relational databases.</text:span></text:p>
      <text:p text:style-name="P1"><text:span text:style-name="T1">B - You use it to access relational databases without embedding a dependency on a specific</text:span></text:p>
      <text:p text:style-name="P1"><text:span text:style-name="T1">database type in your code.</text:span></text:p>
      <text:p text:style-name="P1"><text:span text:style-name="T1">C - JDBC stands for Java DataBase Connectivity.</text:span></text:p>
      <text:p text:style-name="P1"><text:span text:style-name="T1">D - All of the above.</text:span></text:p>
      <text:p text:style-name="P3"/>
      <text:p text:style-name="P1"><text:soft-page-break/><text:span text:style-name="T3">Q 21 - Prepared statements are more secure because they use bind variables, which</text:span></text:p>
      <text:p text:style-name="P1"><text:span text:style-name="T3">can prevent SQL injection attack.</text:span></text:p>
      <text:p text:style-name="P1"><text:span text:style-name="T1">A - true</text:span></text:p>
      <text:p text:style-name="P1"><text:span text:style-name="T1">B – false</text:span></text:p>
      <text:p text:style-name="P3"/>
      <text:p text:style-name="P1"><text:span text:style-name="T3">Q 22 - The JDBC API provides the abstraction and the JDBC drivers provide the</text:span></text:p>
      <text:p text:style-name="P1"><text:span text:style-name="T3">implementation.</text:span></text:p>
      <text:p text:style-name="P1"><text:span text:style-name="T1">A - true</text:span></text:p>
      <text:p text:style-name="P1"><text:span text:style-name="T1">B - false</text:span></text:p>
      <text:p text:style-name="P1"><text:span text:style-name="T3">Q 23 - New drivers can be plugged-in to the JDBC API without changing the client</text:span></text:p>
      <text:p text:style-name="P1"><text:span text:style-name="T3">code.</text:span></text:p>
      <text:p text:style-name="P2"/>
      <text:p text:style-name="P1"><text:span text:style-name="T1">A - true</text:span></text:p>
      <text:p text:style-name="P1"><text:span text:style-name="T1">B – false</text:span></text:p>
      <text:p text:style-name="P3"/>
      <text:p text:style-name="P1"><text:span text:style-name="T3">Q 24 - You can open only one Statement object per connection when you are using the</text:span></text:p>
      <text:p text:style-name="P1"><text:span text:style-name="T3">JDBC-ODBC Bridge.</text:span></text:p>
      <text:p text:style-name="P2"/>
      <text:p text:style-name="P1"><text:span text:style-name="T1">A - true</text:span></text:p>
      <text:p text:style-name="P1"><text:span text:style-name="T1">B – false</text:span></text:p>
      <text:p text:style-name="P3"/>
      <text:p text:style-name="P1"><text:soft-page-break/><text:span text:style-name="T3">Q 25 - What does the Class.forName " MyClass " do?</text:span></text:p>
      <text:p text:style-name="P2"/>
      <text:p text:style-name="P1"><text:span text:style-name="T1">A - Loads the class MyClass.</text:span></text:p>
      <text:p text:style-name="P1"><text:span text:style-name="T1">B - Execute any static block code of MyClass.</text:span></text:p>
      <text:p text:style-name="P1"><text:span text:style-name="T1">C - Returns an instance of MyClass.</text:span></text:p>
      <text:p text:style-name="P1"><text:span text:style-name="T1">D - All of the above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31" meta:word-count="1133" meta:character-count="6098" meta:non-whitespace-character-count="5088"/>
    <meta:generator>LibreOfficeDev/6.0.5.2$Linux_X86_64 LibreOffice_project/</meta:generator>
  </office:meta>
</office:document-meta>
</file>